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l-die-hard-80-iterations-average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office:value-type="string" calcext:value-type="string">
            <text:p>crossbar-connections-per-output / synapses per neuron</text:p>
          </table:table-cell>
          <table:table-cell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152.68983" calcext:value-type="float">
            <text:p>152.68983</text:p>
          </table:table-cell>
          <table:table-cell office:value-type="float" office:value="350.80236" calcext:value-type="float">
            <text:p>350.80236</text:p>
          </table:table-cell>
          <table:table-cell office:value-type="float" office:value="52.61303" calcext:value-type="float">
            <text:p>52.61303</text:p>
          </table:table-cell>
          <table:table-cell table:number-columns-repeated="8"/>
          <table:table-cell office:value-type="float" office:value="6.27333333333333" calcext:value-type="float">
            <text:p>6.2733333333333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399]</text:p>
          </table:table-cell>
          <table:table-cell office:value-type="string" calcext:value-type="string">
            <text:p>convolution</text:p>
          </table:table-cell>
          <table:table-cell office:value-type="float" office:value="26.50775" calcext:value-type="float">
            <text:p>26.50775</text:p>
          </table:table-cell>
          <table:table-cell office:value-type="float" office:value="34.85255" calcext:value-type="float">
            <text:p>34.85255</text:p>
          </table:table-cell>
          <table:table-cell office:value-type="float" office:value="18.16295" calcext:value-type="float">
            <text:p>18.16295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SUM([.F4:.F5])+400" office:value-type="float" office:value="1200" calcext:value-type="float">
            <text:p>1200</text:p>
          </table:table-cell>
          <table:table-cell table:formula="of:=[.K3]/[.H3]" office:value-type="float" office:value="1" calcext:value-type="float">
            <text:p>1</text:p>
          </table:table-cell>
          <table:table-cell table:formula="of:=[.D3]" office:value-type="float" office:value="34.85255" calcext:value-type="float">
            <text:p>34.85255</text:p>
          </table:table-cell>
          <table:table-cell table:formula="of:=2*[.F4]*[.N4]/1 + 400" office:value-type="float" office:value="1200" calcext:value-type="float">
            <text:p>1200</text:p>
          </table:table-cell>
          <table:table-cell table:formula="of:=[.K3]/[.F3]" office:value-type="float" office:value="3" calcext:value-type="float">
            <text:p>3</text:p>
          </table:table-cell>
          <table:table-cell/>
          <table:table-cell office:value-type="float" office:value="16.82" calcext:value-type="float">
            <text:p>16.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400:799]</text:p>
          </table:table-cell>
          <table:table-cell office:value-type="string" calcext:value-type="string">
            <text:p>convolution</text:p>
          </table:table-cell>
          <table:table-cell office:value-type="float" office:value="63.09104" calcext:value-type="float">
            <text:p>63.09104</text:p>
          </table:table-cell>
          <table:table-cell office:value-type="float" office:value="157.974905" calcext:value-type="float">
            <text:p>157.974905</text:p>
          </table:table-cell>
          <table:table-cell office:value-type="float" office:value="26.10528" calcext:value-type="float">
            <text:p>26.1052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400" calcext:value-type="float">
            <text:p>400</text:p>
          </table:table-cell>
          <table:table-cell table:formula="of:=[.K4]/[.H4]" office:value-type="float" office:value="8.41" calcext:value-type="float">
            <text:p>8.41</text:p>
          </table:table-cell>
          <table:table-cell table:formula="of:=[.E3]" office:value-type="float" office:value="18.16295" calcext:value-type="float">
            <text:p>18.16295</text:p>
          </table:table-cell>
          <table:table-cell table:formula="of:=1*[.F3]*[.N3]/2" office:value-type="float" office:value="3364" calcext:value-type="float">
            <text:p>3364</text:p>
          </table:table-cell>
          <table:table-cell table:formula="of:=[.K4]/[.F4]" office:value-type="float" office:value="8.41" calcext:value-type="float">
            <text:p>8.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00:1199]</text:p>
          </table:table-cell>
          <table:table-cell office:value-type="string" calcext:value-type="string">
            <text:p>convolution</text:p>
          </table:table-cell>
          <table:table-cell office:value-type="float" office:value="63.09104" calcext:value-type="float">
            <text:p>63.09104</text:p>
          </table:table-cell>
          <table:table-cell office:value-type="float" office:value="157.974905" calcext:value-type="float">
            <text:p>157.974905</text:p>
          </table:table-cell>
          <table:table-cell office:value-type="float" office:value="8.3448" calcext:value-type="float">
            <text:p>8.344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400" calcext:value-type="float">
            <text:p>400</text:p>
          </table:table-cell>
          <table:table-cell table:formula="of:=[.K5]/[.H5]" office:value-type="float" office:value="8.41" calcext:value-type="float">
            <text:p>8.41</text:p>
          </table:table-cell>
          <table:table-cell table:formula="of:=[.E3]" office:value-type="float" office:value="18.16295" calcext:value-type="float">
            <text:p>18.16295</text:p>
          </table:table-cell>
          <table:table-cell table:formula="of:=1*[.F3]*[.N3]/2" office:value-type="float" office:value="3364" calcext:value-type="float">
            <text:p>3364</text:p>
          </table:table-cell>
          <table:table-cell table:formula="of:=[.K5]/[.F5]" office:value-type="float" office:value="8.41" calcext:value-type="float">
            <text:p>8.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5:50:57.5345900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0T15:51:18.365704625</dc:date>
    <dc:creator>Elkin Cruz</dc:creator>
    <meta:editing-duration>PT30M4S</meta:editing-duration>
    <meta:editing-cycles>5</meta:editing-cycles>
    <meta:generator>LibreOffice/7.2.5.2.0$Linux_X86_64 LibreOffice_project/20$Build-2</meta:generator>
    <meta:document-statistic meta:table-count="1" meta:cell-count="57" meta:object-count="0"/>
  </office:meta>
</office:document-meta>
</file>